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2362in" svg:y="4.5287in">
            <draw:object draw:notify-on-update-of-ranges="Sheet1.A2:Sheet1.A20 Sheet1.B1:Sheet1.B1 Sheet1.B2:Sheet1.B20 Sheet1.A2:Sheet1.A20 Sheet1.C1:Sheet1.C1 Sheet1.C2:Sheet1.C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atos entrenamiento</text:p>
          </table:table-cell>
          <table:table-cell office:value-type="string" calcext:value-type="string">
            <text:p>Cross Valid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4749057232" calcext:value-type="float">
            <text:p>0.8247490572</text:p>
          </table:table-cell>
          <table:table-cell office:value-type="float" office:value="0.85414351147" calcext:value-type="float">
            <text:p>0.85414351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4749057232" calcext:value-type="float">
            <text:p>0.8247490572</text:p>
          </table:table-cell>
          <table:table-cell office:value-type="float" office:value="0.85414351147" calcext:value-type="float">
            <text:p>0.85414351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17876352796" calcext:value-type="float">
            <text:p>0.9178763528</text:p>
          </table:table-cell>
          <table:table-cell office:value-type="float" office:value="0.871721264676" calcext:value-type="float">
            <text:p>0.87172126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1444841246" calcext:value-type="float">
            <text:p>0.9144484125</text:p>
          </table:table-cell>
          <table:table-cell office:value-type="float" office:value="0.907471442484" calcext:value-type="float">
            <text:p>0.90747144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8461726658" calcext:value-type="float">
            <text:p>0.9484617267</text:p>
          </table:table-cell>
          <table:table-cell office:value-type="float" office:value="0.928651779869" calcext:value-type="float">
            <text:p>0.928651779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5927684103" calcext:value-type="float">
            <text:p>0.9559276841</text:p>
          </table:table-cell>
          <table:table-cell office:value-type="float" office:value="0.930129311442" calcext:value-type="float">
            <text:p>0.930129311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63855421687" calcext:value-type="float">
            <text:p>0.9638554217</text:p>
          </table:table-cell>
          <table:table-cell office:value-type="float" office:value="0.94639363348" calcext:value-type="float">
            <text:p>0.946393633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69580325315" calcext:value-type="float">
            <text:p>0.9695803253</text:p>
          </table:table-cell>
          <table:table-cell office:value-type="float" office:value="0.958755125576" calcext:value-type="float">
            <text:p>0.958755125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7596498566" calcext:value-type="float">
            <text:p>0.9759649857</text:p>
          </table:table-cell>
          <table:table-cell office:value-type="float" office:value="0.964692507282" calcext:value-type="float">
            <text:p>0.96469250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82621923803" calcext:value-type="float">
            <text:p>0.9826219238</text:p>
          </table:table-cell>
          <table:table-cell office:value-type="float" office:value="0.969402683967" calcext:value-type="float">
            <text:p>0.96940268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86712524993" calcext:value-type="float">
            <text:p>0.986712525</text:p>
          </table:table-cell>
          <table:table-cell office:value-type="float" office:value="0.974370241465" calcext:value-type="float">
            <text:p>0.97437024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90974190661" calcext:value-type="float">
            <text:p>0.9909741907</text:p>
          </table:table-cell>
          <table:table-cell office:value-type="float" office:value="0.977007872005" calcext:value-type="float">
            <text:p>0.97700787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9327764874" calcext:value-type="float">
            <text:p>0.9932776487</text:p>
          </table:table-cell>
          <table:table-cell office:value-type="float" office:value="0.978715588989" calcext:value-type="float">
            <text:p>0.97871558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94770434731" calcext:value-type="float">
            <text:p>0.9947704347</text:p>
          </table:table-cell>
          <table:table-cell office:value-type="float" office:value="0.978976399979" calcext:value-type="float">
            <text:p>0.978976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95644495889" calcext:value-type="float">
            <text:p>0.9956444959</text:p>
          </table:table-cell>
          <table:table-cell office:value-type="float" office:value="0.979390621817" calcext:value-type="float">
            <text:p>0.97939062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96906803549" calcext:value-type="float">
            <text:p>0.9969068035</text:p>
          </table:table-cell>
          <table:table-cell office:value-type="float" office:value="0.978903883595" calcext:value-type="float">
            <text:p>0.978903883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98388916936" calcext:value-type="float">
            <text:p>0.9983889169</text:p>
          </table:table-cell>
          <table:table-cell office:value-type="float" office:value="0.979506684218" calcext:value-type="float">
            <text:p>0.979506684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98502283647" calcext:value-type="float">
            <text:p>0.9985022836</text:p>
          </table:table-cell>
          <table:table-cell office:value-type="float" office:value="0.980255109187" calcext:value-type="float">
            <text:p>0.980255109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99110320285" calcext:value-type="float">
            <text:p>0.9991103203</text:p>
          </table:table-cell>
          <table:table-cell office:value-type="float" office:value="0.980012159555" calcext:value-type="float">
            <text:p>0.9800121596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un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13:32:33.046997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7T20:34:43.037112049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2.431cm" svg:y="0.315cm" chart:style-name="ch2">
          <text:p>F0.5 para árboles de decisión en función de la altura</text:p>
        </chart:title>
        <chart:legend chart:legend-position="end" svg:x="11.514cm" svg:y="3.956cm" style:legend-expansion="high" chart:style-name="ch3"/>
        <chart:plot-area chart:style-name="ch4" table:cell-range-address="Sheet1.A2:Sheet1.C20 Sheet1.B1:Sheet1.C1" chart:data-source-has-labels="both" svg:x="1.328cm" svg:y="1.322cm" svg:width="9.866cm" svg:height="6.52cm">
          <chartooo:coordinate-region svg:x="2.234cm" svg:y="1.52cm" svg:width="8.775cm" svg:height="5.68cm"/>
          <chart:axis chart:dimension="x" chart:name="primary-x" chart:style-name="ch5">
            <chart:title svg:x="5.785cm" svg:y="8.023cm" chart:style-name="ch6">
              <text:p>Altura</text:p>
            </chart:title>
          </chart:axis>
          <chart:axis chart:dimension="y" chart:name="primary-y" chart:style-name="ch7">
            <chart:title svg:x="0.451cm" svg:y="4.953cm" chart:style-name="ch8">
              <text:p>F0.5</text:p>
            </chart:title>
            <chart:grid chart:style-name="ch9" chart:class="major"/>
          </chart:axis>
          <chart:series chart:style-name="ch10" chart:values-cell-range-address="Sheet1.B2:Sheet1.B20" chart:label-cell-address="Sheet1.B1:Sheet1.B1" chart:class="chart:scatter">
            <chart:domain table:cell-range-address="Sheet1.A2:Sheet1.A20"/>
            <chart:data-point chart:repeated="19"/>
          </chart:series>
          <chart:series chart:style-name="ch11" chart:values-cell-range-address="Sheet1.C2:Sheet1.C20" chart:label-cell-address="Sheet1.C1:Sheet1.C1" chart:class="chart:scatte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tos entrenamiento</text:p>
                <draw:g>
                  <svg:desc>Sheet1.B1:Sheet1.B1</svg:desc>
                </draw:g>
              </table:table-cell>
              <table:table-cell office:value-type="string">
                <text:p>Cross Validat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A2:Sheet1.A20</svg:desc>
                </draw:g>
              </table:table-cell>
              <table:table-cell office:value-type="float" office:value="0.824749057232">
                <text:p>0.824749057232</text:p>
                <draw:g>
                  <svg:desc>Sheet1.B2:Sheet1.B20</svg:desc>
                </draw:g>
              </table:table-cell>
              <table:table-cell office:value-type="float" office:value="0.85414351147">
                <text:p>0.85414351147</text:p>
                <draw:g>
                  <svg:desc>Sheet1.C2:Sheet1.C20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824749057232">
                <text:p>0.824749057232</text:p>
              </table:table-cell>
              <table:table-cell office:value-type="float" office:value="0.85414351147">
                <text:p>0.85414351147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917876352796">
                <text:p>0.917876352796</text:p>
              </table:table-cell>
              <table:table-cell office:value-type="float" office:value="0.871721264676">
                <text:p>0.871721264676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91444841246">
                <text:p>0.91444841246</text:p>
              </table:table-cell>
              <table:table-cell office:value-type="float" office:value="0.907471442484">
                <text:p>0.90747144248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948461726658">
                <text:p>0.948461726658</text:p>
              </table:table-cell>
              <table:table-cell office:value-type="float" office:value="0.928651779869">
                <text:p>0.928651779869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955927684103">
                <text:p>0.955927684103</text:p>
              </table:table-cell>
              <table:table-cell office:value-type="float" office:value="0.930129311442">
                <text:p>0.93012931144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963855421687">
                <text:p>0.963855421687</text:p>
              </table:table-cell>
              <table:table-cell office:value-type="float" office:value="0.94639363348">
                <text:p>0.94639363348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969580325315">
                <text:p>0.969580325315</text:p>
              </table:table-cell>
              <table:table-cell office:value-type="float" office:value="0.958755125576">
                <text:p>0.958755125576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97596498566">
                <text:p>0.97596498566</text:p>
              </table:table-cell>
              <table:table-cell office:value-type="float" office:value="0.964692507282">
                <text:p>0.96469250728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982621923803">
                <text:p>0.982621923803</text:p>
              </table:table-cell>
              <table:table-cell office:value-type="float" office:value="0.969402683967">
                <text:p>0.969402683967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986712524993">
                <text:p>0.986712524993</text:p>
              </table:table-cell>
              <table:table-cell office:value-type="float" office:value="0.974370241465">
                <text:p>0.974370241465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990974190661">
                <text:p>0.990974190661</text:p>
              </table:table-cell>
              <table:table-cell office:value-type="float" office:value="0.977007872005">
                <text:p>0.977007872005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99327764874">
                <text:p>0.99327764874</text:p>
              </table:table-cell>
              <table:table-cell office:value-type="float" office:value="0.978715588989">
                <text:p>0.978715588989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994770434731">
                <text:p>0.994770434731</text:p>
              </table:table-cell>
              <table:table-cell office:value-type="float" office:value="0.978976399979">
                <text:p>0.978976399979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995644495889">
                <text:p>0.995644495889</text:p>
              </table:table-cell>
              <table:table-cell office:value-type="float" office:value="0.979390621817">
                <text:p>0.979390621817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996906803549">
                <text:p>0.996906803549</text:p>
              </table:table-cell>
              <table:table-cell office:value-type="float" office:value="0.978903883595">
                <text:p>0.978903883595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998388916936">
                <text:p>0.998388916936</text:p>
              </table:table-cell>
              <table:table-cell office:value-type="float" office:value="0.979506684218">
                <text:p>0.979506684218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998502283647">
                <text:p>0.998502283647</text:p>
              </table:table-cell>
              <table:table-cell office:value-type="float" office:value="0.980255109187">
                <text:p>0.980255109187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999110320285">
                <text:p>0.999110320285</text:p>
              </table:table-cell>
              <table:table-cell office:value-type="float" office:value="0.980012159555">
                <text:p>0.980012159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